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d4db" officeooo:paragraph-rsid="000fd4db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2">-d</text:span></text:span> Significa <text:span text:style-name="T2">"detached" (desacoplado)</text:span>. Ele executa o contêiner em segundo plano, para que você possa continuar usando o terminal. </text:p>
      <text:p text:style-name="Standard"/>
      <text:p text:style-name="Standard"><text:span text:style-name="Source_20_Text"><text:span text:style-name="T2">-p</text:span></text:span> significa <text:span text:style-name="T1">portas</text:span> <text:span text:style-name="T2">(ports)</text:span> no Docker. é usado para <text:span text:style-name="T1">mapear</text:span> uma porta do seu computador para uma porta dentro do contêiner. </text:p>
      <text:p text:style-name="Standard"/>
      <text:p text:style-name="P1">Ps <text:span text:style-name="T3">lista apenas contêineres em execução.</text:span></text:p>
      <text:p text:style-name="P1">Ps -a <text:span text:style-name="T3">lista todos os contêineres incluindo os que estão em execução e os que estão parados</text:span></text:p>
      <text:p text:style-name="P1"><text:span text:style-name="T3"/></text:p>
      <text:p text:style-name="P1"><text:span text:style-name="T3">Dar permissão de execução ao script </text:span><text:span text:style-name="Source_20_Text">activate:<text:line-break/></text:span> chmod +x venv/bin/activa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2T08:29:18.834000000</meta:creation-date>
    <dc:date>2025-09-22T11:07:08.374000000</dc:date>
    <meta:editing-duration>PT2H37M51S</meta:editing-duration>
    <meta:editing-cycles>1</meta:editing-cycles>
    <meta:document-statistic meta:table-count="0" meta:image-count="0" meta:object-count="0" meta:page-count="1" meta:paragraph-count="5" meta:word-count="73" meta:character-count="456" meta:non-whitespace-character-count="385"/>
    <meta:generator>LibreOffice/7.5.6.2$Windows_X86_64 LibreOffice_project/f654817fb68d6d4600d7d2f6b647e47729f55f15</meta:generator>
  </office:meta>
</office:document-meta>
</file>